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40969134944" calcext:value-type="float">
            <text:p>40969134944</text:p>
          </table:table-cell>
          <table:table-cell office:value-type="string" calcext:value-type="string">
            <text:p>Milissegundos </text:p>
          </table:table-cell>
          <table:table-cell office:value-type="float" office:value="40969" calcext:value-type="float">
            <text:p>40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372331859" calcext:value-type="float">
            <text:p>26372331859</text:p>
          </table:table-cell>
          <table:table-cell office:value-type="string" calcext:value-type="string">
            <text:p>Milissegundos </text:p>
          </table:table-cell>
          <table:table-cell office:value-type="float" office:value="26372" calcext:value-type="float">
            <text:p>26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5983848263" calcext:value-type="float">
            <text:p>25983848263</text:p>
          </table:table-cell>
          <table:table-cell office:value-type="string" calcext:value-type="string">
            <text:p>Milissegundos </text:p>
          </table:table-cell>
          <table:table-cell office:value-type="float" office:value="25983" calcext:value-type="float">
            <text:p>25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619691703" calcext:value-type="float">
            <text:p>26619691703</text:p>
          </table:table-cell>
          <table:table-cell office:value-type="string" calcext:value-type="string">
            <text:p>Milissegundos </text:p>
          </table:table-cell>
          <table:table-cell office:value-type="float" office:value="26619" calcext:value-type="float">
            <text:p>26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659768148" calcext:value-type="float">
            <text:p>26659768148</text:p>
          </table:table-cell>
          <table:table-cell office:value-type="string" calcext:value-type="string">
            <text:p>Milissegundos </text:p>
          </table:table-cell>
          <table:table-cell office:value-type="float" office:value="26659" calcext:value-type="float">
            <text:p>266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859538945" calcext:value-type="float">
            <text:p>26859538945</text:p>
          </table:table-cell>
          <table:table-cell office:value-type="string" calcext:value-type="string">
            <text:p>Milissegundos </text:p>
          </table:table-cell>
          <table:table-cell office:value-type="float" office:value="26859" calcext:value-type="float">
            <text:p>268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904417487" calcext:value-type="float">
            <text:p>26904417487</text:p>
          </table:table-cell>
          <table:table-cell office:value-type="string" calcext:value-type="string">
            <text:p>Milissegundos </text:p>
          </table:table-cell>
          <table:table-cell office:value-type="float" office:value="26904" calcext:value-type="float">
            <text:p>269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910253458" calcext:value-type="float">
            <text:p>26910253458</text:p>
          </table:table-cell>
          <table:table-cell office:value-type="string" calcext:value-type="string">
            <text:p>Milissegundos </text:p>
          </table:table-cell>
          <table:table-cell office:value-type="float" office:value="26910" calcext:value-type="float">
            <text:p>269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912393509" calcext:value-type="float">
            <text:p>26912393509</text:p>
          </table:table-cell>
          <table:table-cell office:value-type="string" calcext:value-type="string">
            <text:p>Milissegundos </text:p>
          </table:table-cell>
          <table:table-cell office:value-type="float" office:value="26912" calcext:value-type="float">
            <text:p>26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50089309" calcext:value-type="float">
            <text:p>27150089309</text:p>
          </table:table-cell>
          <table:table-cell office:value-type="string" calcext:value-type="string">
            <text:p>Milissegundos </text:p>
          </table:table-cell>
          <table:table-cell office:value-type="float" office:value="27150" calcext:value-type="float">
            <text:p>27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89846911" calcext:value-type="float">
            <text:p>27189846911</text:p>
          </table:table-cell>
          <table:table-cell office:value-type="string" calcext:value-type="string">
            <text:p>Milissegundos </text:p>
          </table:table-cell>
          <table:table-cell office:value-type="float" office:value="27189" calcext:value-type="float">
            <text:p>271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45608211" calcext:value-type="float">
            <text:p>27145608211</text:p>
          </table:table-cell>
          <table:table-cell office:value-type="string" calcext:value-type="string">
            <text:p>Milissegundos </text:p>
          </table:table-cell>
          <table:table-cell office:value-type="float" office:value="27145" calcext:value-type="float">
            <text:p>27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080711942" calcext:value-type="float">
            <text:p>27080711942</text:p>
          </table:table-cell>
          <table:table-cell office:value-type="string" calcext:value-type="string">
            <text:p>Milissegundos </text:p>
          </table:table-cell>
          <table:table-cell office:value-type="float" office:value="27080" calcext:value-type="float">
            <text:p>270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96125212" calcext:value-type="float">
            <text:p>27196125212</text:p>
          </table:table-cell>
          <table:table-cell office:value-type="string" calcext:value-type="string">
            <text:p>Milissegundos </text:p>
          </table:table-cell>
          <table:table-cell office:value-type="float" office:value="27196" calcext:value-type="float">
            <text:p>27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07946561" calcext:value-type="float">
            <text:p>27207946561</text:p>
          </table:table-cell>
          <table:table-cell office:value-type="string" calcext:value-type="string">
            <text:p>Milissegundos </text:p>
          </table:table-cell>
          <table:table-cell office:value-type="float" office:value="27207" calcext:value-type="float">
            <text:p>272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30609827" calcext:value-type="float">
            <text:p>27230609827</text:p>
          </table:table-cell>
          <table:table-cell office:value-type="string" calcext:value-type="string">
            <text:p>Milissegundos </text:p>
          </table:table-cell>
          <table:table-cell office:value-type="float" office:value="27230" calcext:value-type="float">
            <text:p>272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38058915" calcext:value-type="float">
            <text:p>27238058915</text:p>
          </table:table-cell>
          <table:table-cell office:value-type="string" calcext:value-type="string">
            <text:p>Milissegundos </text:p>
          </table:table-cell>
          <table:table-cell office:value-type="float" office:value="27238" calcext:value-type="float">
            <text:p>272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11418770" calcext:value-type="float">
            <text:p>27111418770</text:p>
          </table:table-cell>
          <table:table-cell office:value-type="string" calcext:value-type="string">
            <text:p>Milissegundos </text:p>
          </table:table-cell>
          <table:table-cell office:value-type="float" office:value="27111" calcext:value-type="float">
            <text:p>27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92395409" calcext:value-type="float">
            <text:p>27192395409</text:p>
          </table:table-cell>
          <table:table-cell office:value-type="string" calcext:value-type="string">
            <text:p>Milissegundos </text:p>
          </table:table-cell>
          <table:table-cell office:value-type="float" office:value="27192" calcext:value-type="float">
            <text:p>27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062873149" calcext:value-type="float">
            <text:p>27062873149</text:p>
          </table:table-cell>
          <table:table-cell office:value-type="string" calcext:value-type="string">
            <text:p>Milissegundos </text:p>
          </table:table-cell>
          <table:table-cell office:value-type="float" office:value="27062" calcext:value-type="float">
            <text:p>270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034832543" calcext:value-type="float">
            <text:p>27034832543</text:p>
          </table:table-cell>
          <table:table-cell office:value-type="string" calcext:value-type="string">
            <text:p>Milissegundos </text:p>
          </table:table-cell>
          <table:table-cell office:value-type="float" office:value="27034" calcext:value-type="float">
            <text:p>270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50542544" calcext:value-type="float">
            <text:p>27250542544</text:p>
          </table:table-cell>
          <table:table-cell office:value-type="string" calcext:value-type="string">
            <text:p>Milissegundos </text:p>
          </table:table-cell>
          <table:table-cell office:value-type="float" office:value="27250" calcext:value-type="float">
            <text:p>27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18559639" calcext:value-type="float">
            <text:p>27218559639</text:p>
          </table:table-cell>
          <table:table-cell office:value-type="string" calcext:value-type="string">
            <text:p>Milissegundos </text:p>
          </table:table-cell>
          <table:table-cell office:value-type="float" office:value="27218" calcext:value-type="float">
            <text:p>272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01702671" calcext:value-type="float">
            <text:p>27201702671</text:p>
          </table:table-cell>
          <table:table-cell office:value-type="string" calcext:value-type="string">
            <text:p>Milissegundos </text:p>
          </table:table-cell>
          <table:table-cell office:value-type="float" office:value="27201" calcext:value-type="float">
            <text:p>272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935089961" calcext:value-type="float">
            <text:p>27935089961</text:p>
          </table:table-cell>
          <table:table-cell office:value-type="string" calcext:value-type="string">
            <text:p>Milissegundos </text:p>
          </table:table-cell>
          <table:table-cell office:value-type="float" office:value="27935" calcext:value-type="float">
            <text:p>279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6679639449" calcext:value-type="float">
            <text:p>26679639449</text:p>
          </table:table-cell>
          <table:table-cell office:value-type="string" calcext:value-type="string">
            <text:p>Milissegundos </text:p>
          </table:table-cell>
          <table:table-cell office:value-type="float" office:value="26679" calcext:value-type="float">
            <text:p>266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470697789" calcext:value-type="float">
            <text:p>27470697789</text:p>
          </table:table-cell>
          <table:table-cell office:value-type="string" calcext:value-type="string">
            <text:p>Milissegundos </text:p>
          </table:table-cell>
          <table:table-cell office:value-type="float" office:value="27470" calcext:value-type="float">
            <text:p>274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87134429" calcext:value-type="float">
            <text:p>27187134429</text:p>
          </table:table-cell>
          <table:table-cell office:value-type="string" calcext:value-type="string">
            <text:p>Milissegundos </text:p>
          </table:table-cell>
          <table:table-cell office:value-type="float" office:value="27187" calcext:value-type="float">
            <text:p>27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33960432" calcext:value-type="float">
            <text:p>27233960432</text:p>
          </table:table-cell>
          <table:table-cell office:value-type="string" calcext:value-type="string">
            <text:p>Milissegundos </text:p>
          </table:table-cell>
          <table:table-cell office:value-type="float" office:value="27233" calcext:value-type="float">
            <text:p>272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22705971" calcext:value-type="float">
            <text:p>27122705971</text:p>
          </table:table-cell>
          <table:table-cell office:value-type="string" calcext:value-type="string">
            <text:p>Milissegundos </text:p>
          </table:table-cell>
          <table:table-cell office:value-type="float" office:value="27122" calcext:value-type="float">
            <text:p>271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085321547" calcext:value-type="float">
            <text:p>27085321547</text:p>
          </table:table-cell>
          <table:table-cell office:value-type="string" calcext:value-type="string">
            <text:p>Milissegundos </text:p>
          </table:table-cell>
          <table:table-cell office:value-type="float" office:value="27085" calcext:value-type="float">
            <text:p>270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79748198" calcext:value-type="float">
            <text:p>27279748198</text:p>
          </table:table-cell>
          <table:table-cell office:value-type="string" calcext:value-type="string">
            <text:p>Milissegundos </text:p>
          </table:table-cell>
          <table:table-cell office:value-type="float" office:value="27279" calcext:value-type="float">
            <text:p>272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67207801" calcext:value-type="float">
            <text:p>27167207801</text:p>
          </table:table-cell>
          <table:table-cell office:value-type="string" calcext:value-type="string">
            <text:p>Milissegundos </text:p>
          </table:table-cell>
          <table:table-cell office:value-type="float" office:value="27167" calcext:value-type="float">
            <text:p>271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65974310" calcext:value-type="float">
            <text:p>27165974310</text:p>
          </table:table-cell>
          <table:table-cell office:value-type="string" calcext:value-type="string">
            <text:p>Milissegundos </text:p>
          </table:table-cell>
          <table:table-cell office:value-type="float" office:value="27165" calcext:value-type="float">
            <text:p>271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29049871" calcext:value-type="float">
            <text:p>27229049871</text:p>
          </table:table-cell>
          <table:table-cell office:value-type="string" calcext:value-type="string">
            <text:p>Milissegundos </text:p>
          </table:table-cell>
          <table:table-cell office:value-type="float" office:value="27229" calcext:value-type="float">
            <text:p>272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35499172" calcext:value-type="float">
            <text:p>27235499172</text:p>
          </table:table-cell>
          <table:table-cell office:value-type="string" calcext:value-type="string">
            <text:p>Milissegundos </text:p>
          </table:table-cell>
          <table:table-cell office:value-type="float" office:value="27235" calcext:value-type="float">
            <text:p>272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08704312" calcext:value-type="float">
            <text:p>27108704312</text:p>
          </table:table-cell>
          <table:table-cell office:value-type="string" calcext:value-type="string">
            <text:p>Milissegundos </text:p>
          </table:table-cell>
          <table:table-cell office:value-type="float" office:value="27108" calcext:value-type="float">
            <text:p>27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093570942" calcext:value-type="float">
            <text:p>27093570942</text:p>
          </table:table-cell>
          <table:table-cell office:value-type="string" calcext:value-type="string">
            <text:p>Milissegundos </text:p>
          </table:table-cell>
          <table:table-cell office:value-type="float" office:value="27093" calcext:value-type="float">
            <text:p>270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49953738" calcext:value-type="float">
            <text:p>27249953738</text:p>
          </table:table-cell>
          <table:table-cell office:value-type="string" calcext:value-type="string">
            <text:p>Milissegundos </text:p>
          </table:table-cell>
          <table:table-cell office:value-type="float" office:value="27249" calcext:value-type="float">
            <text:p>27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70956108" calcext:value-type="float">
            <text:p>27270956108</text:p>
          </table:table-cell>
          <table:table-cell office:value-type="string" calcext:value-type="string">
            <text:p>Milissegundos </text:p>
          </table:table-cell>
          <table:table-cell office:value-type="float" office:value="27270" calcext:value-type="float">
            <text:p>272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47813767" calcext:value-type="float">
            <text:p>27147813767</text:p>
          </table:table-cell>
          <table:table-cell office:value-type="string" calcext:value-type="string">
            <text:p>Milissegundos </text:p>
          </table:table-cell>
          <table:table-cell office:value-type="float" office:value="27147" calcext:value-type="float">
            <text:p>271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03002892" calcext:value-type="float">
            <text:p>27103002892</text:p>
          </table:table-cell>
          <table:table-cell office:value-type="string" calcext:value-type="string">
            <text:p>Milissegundos </text:p>
          </table:table-cell>
          <table:table-cell office:value-type="float" office:value="27103" calcext:value-type="float">
            <text:p>271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02351673" calcext:value-type="float">
            <text:p>27202351673</text:p>
          </table:table-cell>
          <table:table-cell office:value-type="string" calcext:value-type="string">
            <text:p>Milissegundos </text:p>
          </table:table-cell>
          <table:table-cell office:value-type="float" office:value="27202" calcext:value-type="float">
            <text:p>272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55370272" calcext:value-type="float">
            <text:p>27255370272</text:p>
          </table:table-cell>
          <table:table-cell office:value-type="string" calcext:value-type="string">
            <text:p>Milissegundos </text:p>
          </table:table-cell>
          <table:table-cell office:value-type="float" office:value="27255" calcext:value-type="float">
            <text:p>272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060124409" calcext:value-type="float">
            <text:p>27060124409</text:p>
          </table:table-cell>
          <table:table-cell office:value-type="string" calcext:value-type="string">
            <text:p>Milissegundos </text:p>
          </table:table-cell>
          <table:table-cell office:value-type="float" office:value="27060" calcext:value-type="float">
            <text:p>270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47898390" calcext:value-type="float">
            <text:p>27147898390</text:p>
          </table:table-cell>
          <table:table-cell office:value-type="string" calcext:value-type="string">
            <text:p>Milissegundos </text:p>
          </table:table-cell>
          <table:table-cell office:value-type="float" office:value="27147" calcext:value-type="float">
            <text:p>271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20172924" calcext:value-type="float">
            <text:p>27120172924</text:p>
          </table:table-cell>
          <table:table-cell office:value-type="string" calcext:value-type="string">
            <text:p>Milissegundos </text:p>
          </table:table-cell>
          <table:table-cell office:value-type="float" office:value="27120" calcext:value-type="float">
            <text:p>271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236343290" calcext:value-type="float">
            <text:p>27236343290</text:p>
          </table:table-cell>
          <table:table-cell office:value-type="string" calcext:value-type="string">
            <text:p>Milissegundos </text:p>
          </table:table-cell>
          <table:table-cell office:value-type="float" office:value="27236" calcext:value-type="float">
            <text:p>272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172700370" calcext:value-type="float">
            <text:p>27172700370</text:p>
          </table:table-cell>
          <table:table-cell office:value-type="string" calcext:value-type="string">
            <text:p>Milissegundos </text:p>
          </table:table-cell>
          <table:table-cell office:value-type="float" office:value="27172" calcext:value-type="float">
            <text:p>271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307292233" calcext:value-type="float">
            <text:p>27307292233</text:p>
          </table:table-cell>
          <table:table-cell office:value-type="string" calcext:value-type="string">
            <text:p>Milissegundos </text:p>
          </table:table-cell>
          <table:table-cell office:value-type="float" office:value="27307" calcext:value-type="float">
            <text:p>273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27378.9" calcext:value-type="float">
            <text:p>27378,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9660.49284457061" calcext:value-type="float">
            <text:p>9660,492844570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1366.2" calcext:value-type="float">
            <text:p>1366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32:30.6755555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2:37.708004757</meta:creation-date>
    <dc:date>2019-06-07T20:32:53.603411470</dc:date>
    <meta:editing-duration>PT49M30S</meta:editing-duration>
    <meta:editing-cycles>6</meta:editing-cycles>
    <meta:generator>LibreOffice/6.0.6.2$Linux_X86_64 LibreOffice_project/00m0$Build-2</meta:generator>
    <meta:document-statistic meta:table-count="1" meta:cell-count="258" meta:object-count="0"/>
  </office:meta>
</office:document-meta>
</file>